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dd6" officeooo:paragraph-rsid="001d7dd6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d7dd6" officeooo:paragraph-rsid="001d7dd6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e4b03" officeooo:paragraph-rsid="001e4b03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text-properties officeooo:rsid="001d7dd6" officeooo:paragraph-rsid="001d7dd6"/>
    </style:style>
    <style:style style:name="P5" style:family="paragraph" style:parent-style-name="Standard">
      <style:text-properties officeooo:rsid="001d7dd6" officeooo:paragraph-rsid="001d7dd6"/>
    </style:style>
    <style:style style:name="P6" style:family="paragraph" style:parent-style-name="Standard">
      <style:text-properties officeooo:rsid="001ec7c0" officeooo:paragraph-rsid="001ec7c0"/>
    </style:style>
    <style:style style:name="P7" style:family="paragraph" style:parent-style-name="Standard">
      <style:text-properties officeooo:rsid="001fcc7d" officeooo:paragraph-rsid="001fcc7d"/>
    </style:style>
    <style:style style:name="P8" style:family="paragraph" style:parent-style-name="Standard">
      <style:text-properties officeooo:rsid="001fcc7d" officeooo:paragraph-rsid="00201192"/>
    </style:style>
    <style:style style:name="P9" style:family="paragraph" style:parent-style-name="Standard">
      <style:text-properties officeooo:rsid="00201192" officeooo:paragraph-rsid="0021ab9b"/>
    </style:style>
    <style:style style:name="P10" style:family="paragraph" style:parent-style-name="Standard">
      <style:text-properties officeooo:rsid="00201192" officeooo:paragraph-rsid="00235020"/>
    </style:style>
    <style:style style:name="P11" style:family="paragraph" style:parent-style-name="Standard">
      <style:text-properties officeooo:rsid="0021ab9b" officeooo:paragraph-rsid="0021ab9b"/>
    </style:style>
    <style:style style:name="P12" style:family="paragraph" style:parent-style-name="Standard">
      <style:text-properties officeooo:rsid="00226ac7" officeooo:paragraph-rsid="00226ac7"/>
    </style:style>
    <style:style style:name="P13" style:family="paragraph" style:parent-style-name="Standard">
      <style:text-properties officeooo:rsid="0024bafd" officeooo:paragraph-rsid="0024bafd"/>
    </style:style>
    <style:style style:name="P14" style:family="paragraph" style:parent-style-name="Standard">
      <style:text-properties officeooo:rsid="00260eed" officeooo:paragraph-rsid="00260eed"/>
    </style:style>
    <style:style style:name="P15" style:family="paragraph" style:parent-style-name="Standard">
      <style:text-properties officeooo:rsid="00260eed" officeooo:paragraph-rsid="00274aa0"/>
    </style:style>
    <style:style style:name="P16" style:family="paragraph" style:parent-style-name="Standard">
      <style:text-properties officeooo:rsid="0029484c" officeooo:paragraph-rsid="0029484c"/>
    </style:style>
    <style:style style:name="P17" style:family="paragraph" style:parent-style-name="Standard" style:list-style-name="L1">
      <style:text-properties officeooo:rsid="00296141" officeooo:paragraph-rsid="00296141"/>
    </style:style>
    <style:style style:name="P18" style:family="paragraph" style:parent-style-name="Standard">
      <style:paragraph-properties fo:break-before="page"/>
      <style:text-properties officeooo:rsid="001ec7c0" officeooo:paragraph-rsid="001ec7c0"/>
    </style:style>
    <style:style style:name="T1" style:family="text">
      <style:text-properties officeooo:rsid="001e4b03"/>
    </style:style>
    <style:style style:name="T2" style:family="text">
      <style:text-properties officeooo:rsid="0021ab9b"/>
    </style:style>
    <style:style style:name="T3" style:family="text">
      <style:text-properties officeooo:rsid="00228967"/>
    </style:style>
    <style:style style:name="T4" style:family="text">
      <style:text-properties officeooo:rsid="00274aa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iones de agregado</text:p>
      <text:p text:style-name="P3">Max, Min, Count, Sum, Avg</text:p>
      <text:p text:style-name="P2"/>
      <text:p text:style-name="P2"/>
      <text:p text:style-name="P2"/>
      <text:list xml:id="list1948263413535913365" text:style-name="L1">
        <text:list-item>
          <text:p text:style-name="P4">Número de pedidos y numero de pedidos entre<text:span text:style-name="T1">gados</text:span></text:p>
        </text:list-item>
        <text:list-item>
          <text:p text:style-name="P4">Precio máximo, mínimo y medio de los productos.</text:p>
        </text:list-item>
        <text:list-item>
          <text:p text:style-name="P4">Precio máximo, mínimo y medio de los productos para los que se haya realizado algún pedido en 2008</text:p>
        </text:list-item>
        <text:list-item>
          <text:p text:style-name="P4">Fecha del primer y el último pedido.</text:p>
        </text:list-item>
        <text:list-item>
          <text:p text:style-name="P4">Número de pedidos realizados en 2006 y fecha del primer pedido en ese año.</text:p>
        </text:list-item>
        <text:list-item>
          <text:p text:style-name="P4">Importe del pedido de CodigoPedido <text:span text:style-name="T1">0001</text:span></text:p>
        </text:list-item>
        <text:list-item>
          <text:p text:style-name="P4">Importe total de los pagos realizados por el cliente de nombre Tendo Garden.</text:p>
        </text:list-item>
        <text:list-item>
          <text:p text:style-name="P17">Tiempo medio en dias desde la fecha de pedido y fecha de entrega de los pedidos que han sido entregados</text:p>
        </text:list-item>
      </text:list>
      <text:p text:style-name="P1"/>
      <text:p text:style-name="P1"/>
      <text:p text:style-name="P18">SOLUCIONES! </text:p>
      <text:p text:style-name="P6"/>
      <text:p text:style-name="P7"/>
      <text:p text:style-name="P11">1- select count(CodigoPedido) "Numero de pedidos", count(fechaentrega) "Pedidos entregados"</text:p>
      <text:p text:style-name="P11"><text:line-break/>from pedidos</text:p>
      <text:p text:style-name="P11"/>
      <text:p text:style-name="P7"/>
      <text:p text:style-name="P10">2- <text:span text:style-name="T3">select max(PrecioVenta) "Precio maximo", min(Precioventa) "Precio minimo", avg(PrecioVenta) "Precio Medio", count(PrecioVenta) "Productos"</text:span></text:p>
      <text:p text:style-name="P10"><text:span text:style-name="T3"><text:line-break/>from productos;</text:span></text:p>
      <text:p text:style-name="P9"/>
      <text:p text:style-name="P9"/>
      <text:p text:style-name="P9"><text:span text:style-name="T2">3- <text:s text:c="2"/>select max(PrecioVenta) "Precio maximo", min(Precioventa) "Precio minimo", avg(PrecioVenta) "Precio Medio", count(PrecioVenta) Productos, FechaPedido</text:span></text:p>
      <text:p text:style-name="P7"><text:line-break/>from productos pr INNER JOIN detallepedidos dp on pr.codigoproducto=dp.codigoproducto INNER JOIN pedidos p on p.codigopedido=dp.codigopedido</text:p>
      <text:p text:style-name="P8"><text:line-break/>where FechaPedido like '2008%'</text:p>
      <text:p text:style-name="P8"/>
      <text:p text:style-name="P8"/>
      <text:p text:style-name="P12">4- select max(FechaPedido) "Fecha Ultimo" , min(FechaPedido) "Fecha Primero"<text:line-break/>from pedidos</text:p>
      <text:p text:style-name="P12"/>
      <text:p text:style-name="P13">5- select max(FechaPedido) ultimo, min(FechaPedido) primero, count(*)<text:line-break/>from pedidos<text:line-break/>where FechaEntrega like '2006%'</text:p>
      <text:p text:style-name="P13"/>
      <text:p text:style-name="P13"/>
      <text:p text:style-name="P14">6-select /*Codigopedido, codigoproducto, preciounidad, Cantidad,*/ sum(PrecioUnidad*Cantidad) "Precio total del pedido"<text:line-break/>from detallepedidos<text:line-break/>where CodigoPedido = 1<text:line-break/></text:p>
      <text:p text:style-name="P14"/>
      <text:p text:style-name="P14"/>
      <text:p text:style-name="P15">7- <text:span text:style-name="T4">select <text:s/>nombrecliente "Nombre del Cliente", sum(cantidad) "Importe total", count(*) "Numero de pagos"<text:line-break/>from Pagos inner join Clientes on Pagos.CodigoCliente=Clientes.CodigoCliente<text:line-break/>where nombrecliente like 'Gerudo Valley'</text:span></text:p>
      <text:p text:style-name="P15"/>
      <text:p text:style-name="P16">8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8:55:48.216300594</meta:creation-date>
    <dc:date>2016-01-19T13:01:50.624000000</dc:date>
    <meta:editing-duration>PT1H9M59S</meta:editing-duration>
    <meta:editing-cycles>14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3" meta:word-count="236" meta:character-count="1773" meta:non-whitespace-character-count="1558"/>
  </office:meta>
</office:document-meta>
</file>